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149.19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Avg. Runtime (s)</text:p>
          </table:table-cell>
          <table:table-cell table:style-name="ce1" office:value-type="string" calcext:value-type="string">
            <text:p>Avg. Power (W)</text:p>
          </table:table-cell>
          <table:table-cell table:style-name="ce1" office:value-type="string" calcext:value-type="string">
            <text:p>Operation Energy (J)</text:p>
          </table:table-cell>
          <table:table-cell table:style-name="ce1" office:value-type="string" calcext:value-type="string">
            <text:p>Avg. Power past Baseline (W)</text:p>
          </table:table-cell>
          <table:table-cell table:style-name="ce1" office:value-type="string" calcext:value-type="string">
            <text:p>Avg. Energy per Operation (J)</text:p>
          </table:table-cell>
          <table:table-cell/>
          <table:table-cell table:style-name="ce1" office:value-type="string" calcext:value-type="string">
            <text:p>Power Std. Dev.</text:p>
          </table:table-cell>
          <table:table-cell table:style-name="ce1" office:value-type="string" calcext:value-type="string">
            <text:p>Num. Iterations</text:p>
          </table:table-cell>
          <table:table-cell table:style-name="ce1" office:value-type="string" calcext:value-type="string">
            <text:p>Runtime Std. Dev.</text:p>
          </table:table-cell>
          <table:table-cell table:style-name="ce1" office:value-type="string" calcext:value-type="string">
            <text:p>Avg. Runtime (ms)</text:p>
          </table:table-cell>
          <table:table-cell/>
        </table:table-row>
        <table:table-row table:style-name="ro1">
          <table:table-cell office:value-type="string" calcext:value-type="string">
            <text:p>Addition</text:p>
          </table:table-cell>
          <table:table-cell table:formula="of:=[.K2]/1000" office:value-type="float" office:value="0.0000206" calcext:value-type="float">
            <text:p>2.06E-05</text:p>
          </table:table-cell>
          <table:table-cell office:value-type="float" office:value="11.44" calcext:value-type="float">
            <text:p>11.44</text:p>
          </table:table-cell>
          <table:table-cell table:formula="of:=[.C2]*[.B2]-([.$C$3]*[.$B$3])" office:value-type="float" office:value="0.00023290429275" calcext:value-type="float">
            <text:p>0.00023290429275</text:p>
          </table:table-cell>
          <table:table-cell table:formula="of:=[.C2]-[.$A$9]" office:value-type="float" office:value="6.57" calcext:value-type="float">
            <text:p>6.57</text:p>
          </table:table-cell>
          <table:table-cell table:formula="of:=[.K2]*[.C2]" office:value-type="float" office:value="0.235664" calcext:value-type="float">
            <text:p>0.235664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06" calcext:value-type="float">
            <text:p>0.0206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K3]/1000" office:value-type="float" office:value="0.000000566675" calcext:value-type="float">
            <text:p>5.66675E-07</text:p>
          </table:table-cell>
          <table:table-cell table:style-name="ce3" office:value-type="float" office:value="4.87" calcext:value-type="float">
            <text:p>4.87</text:p>
          </table:table-cell>
          <table:table-cell table:formula="of:=[.C3]*[.B3]-([.$C$3]*[.$B$3])" office:value-type="float" office:value="0" calcext:value-type="float">
            <text:p>0</text:p>
          </table:table-cell>
          <table:table-cell/>
          <table:table-cell table:formula="of:=[.K3]*[.C3]" office:value-type="float" office:value="0.00275970725" calcext:value-type="float">
            <text:p>0.00275970725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table-cell office:value-type="float" office:value="0.000566675" calcext:value-type="float">
            <text:p>0.000566675</text:p>
          </table:table-cell>
          <table:table-cell/>
        </table:table-row>
        <table:table-row table:style-name="ro1">
          <table:table-cell office:value-type="string" calcext:value-type="string">
            <text:p>Multiplication</text:p>
          </table:table-cell>
          <table:table-cell table:formula="of:=[.K4]/1000" office:value-type="float" office:value="0.0062959" calcext:value-type="float">
            <text:p>0.0062959</text:p>
          </table:table-cell>
          <table:table-cell office:value-type="float" office:value="13.24" calcext:value-type="float">
            <text:p>13.24</text:p>
          </table:table-cell>
          <table:table-cell table:formula="of:=[.C4]*[.B4]-([.$C$3]*[.$B$3])" office:value-type="float" office:value="0.08335495629275" calcext:value-type="float">
            <text:p>0.08335495629275</text:p>
          </table:table-cell>
          <table:table-cell table:formula="of:=[.C4]-[.$A$9]" office:value-type="float" office:value="8.37" calcext:value-type="float">
            <text:p>8.37</text:p>
          </table:table-cell>
          <table:table-cell table:formula="of:=[.K4]*[.C4]" office:value-type="float" office:value="83.357716" calcext:value-type="float">
            <text:p>83.35771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294" calcext:value-type="float">
            <text:p>0.1294</text:p>
          </table:table-cell>
          <table:table-cell office:value-type="float" office:value="6.2959" calcext:value-type="float">
            <text:p>6.2959</text:p>
          </table:table-cell>
          <table:table-cell/>
        </table:table-row>
        <table:table-row table:style-name="ro1">
          <table:table-cell office:value-type="string" calcext:value-type="string">
            <text:p>Relinearization</text:p>
          </table:table-cell>
          <table:table-cell table:formula="of:=[.K5]/1000" office:value-type="float" office:value="0.00447" calcext:value-type="float">
            <text:p>0.00447</text:p>
          </table:table-cell>
          <table:table-cell office:value-type="float" office:value="12.92" calcext:value-type="float">
            <text:p>12.92</text:p>
          </table:table-cell>
          <table:table-cell table:formula="of:=[.C5]*[.B5]-([.$C$3]*[.$B$3])" office:value-type="float" office:value="0.05774964029275" calcext:value-type="float">
            <text:p>0.05774964029275</text:p>
          </table:table-cell>
          <table:table-cell table:formula="of:=[.C5]-[.$A$9]" office:value-type="float" office:value="8.05" calcext:value-type="float">
            <text:p>8.05</text:p>
          </table:table-cell>
          <table:table-cell table:formula="of:=[.K5]*[.C5]" office:value-type="float" office:value="57.7524" calcext:value-type="float">
            <text:p>57.752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16" calcext:value-type="float">
            <text:p>0.1116</text:p>
          </table:table-cell>
          <table:table-cell office:value-type="float" office:value="4.47" calcext:value-type="float">
            <text:p>4.47</text:p>
          </table:table-cell>
          <table:table-cell/>
        </table:table-row>
        <table:table-row table:style-name="ro1">
          <table:table-cell office:value-type="string" calcext:value-type="string">
            <text:p>Squaring</text:p>
          </table:table-cell>
          <table:table-cell table:formula="of:=[.K6]/1000" office:value-type="float" office:value="0.0044657" calcext:value-type="float">
            <text:p>0.0044657</text:p>
          </table:table-cell>
          <table:table-cell office:value-type="float" office:value="12.9" calcext:value-type="float">
            <text:p>12.9</text:p>
          </table:table-cell>
          <table:table-cell table:formula="of:=[.C6]*[.B6]-([.$C$3]*[.$B$3])" office:value-type="float" office:value="0.05760477029275" calcext:value-type="float">
            <text:p>0.05760477029275</text:p>
          </table:table-cell>
          <table:table-cell table:formula="of:=[.C6]-[.$A$9]" office:value-type="float" office:value="8.03" calcext:value-type="float">
            <text:p>8.03</text:p>
          </table:table-cell>
          <table:table-cell table:formula="of:=[.K6]*[.C6]" office:value-type="float" office:value="57.60753" calcext:value-type="float">
            <text:p>57.6075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61" calcext:value-type="float">
            <text:p>0.1161</text:p>
          </table:table-cell>
          <table:table-cell office:value-type="float" office:value="4.4657" calcext:value-type="float">
            <text:p>4.4657</text:p>
          </table:table-cell>
          <table:table-cell/>
        </table:table-row>
        <table:table-row table:style-name="ro1">
          <table:table-cell office:value-type="string" calcext:value-type="string">
            <text:p>Subtraction</text:p>
          </table:table-cell>
          <table:table-cell table:formula="of:=[.K7]/1000" office:value-type="float" office:value="0.0000214" calcext:value-type="float">
            <text:p>2.14E-05</text:p>
          </table:table-cell>
          <table:table-cell office:value-type="float" office:value="12.01" calcext:value-type="float">
            <text:p>12.01</text:p>
          </table:table-cell>
          <table:table-cell table:formula="of:=[.C7]*[.B7]-([.$C$3]*[.$B$3])" office:value-type="float" office:value="0.00025425429275" calcext:value-type="float">
            <text:p>0.00025425429275</text:p>
          </table:table-cell>
          <table:table-cell table:formula="of:=[.C7]-[.$A$9]" office:value-type="float" office:value="7.14" calcext:value-type="float">
            <text:p>7.14</text:p>
          </table:table-cell>
          <table:table-cell table:formula="of:=[.K7]*[.C7]" office:value-type="float" office:value="0.257014" calcext:value-type="float">
            <text:p>0.257014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14" calcext:value-type="float">
            <text:p>0.0214</text:p>
          </table:table-cell>
          <table:table-cell/>
        </table:table-row>
        <table:table-row table:style-name="ro1">
          <table:table-cell table:style-name="ce1" office:value-type="string" calcext:value-type="string">
            <text:p>Base Power Drawn</text:p>
          </table:table-cell>
          <table:table-cell/>
          <table:table-cell office:value-type="string" calcext:value-type="string">
            <text:p>(Runtime and its stdev rounded to 4 decimal places)</text:p>
          </table:table-cell>
          <table:table-cell table:number-columns-repeated="9"/>
        </table:table-row>
        <table:table-row table:style-name="ro1">
          <table:table-cell office:value-type="float" office:value="4.87" calcext:value-type="float">
            <text:p>4.8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3:05:17.112391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3:12:27.611311349</meta:creation-date>
    <dc:date>2019-08-22T13:13:57.957197745</dc:date>
    <meta:editing-duration>PT14M24S</meta:editing-duration>
    <meta:editing-cycles>3</meta:editing-cycles>
    <meta:generator>LibreOffice/6.0.7.3$Linux_X86_64 LibreOffice_project/00m0$Build-3</meta:generator>
    <meta:document-statistic meta:table-count="1" meta:cell-count="70" meta:object-count="0"/>
  </office:meta>
</office:document-meta>
</file>